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officeooo:rsid="001f450d" officeooo:paragraph-rsid="001f450d"/>
    </style:style>
    <style:style style:name="P2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fo:font-size="13pt" officeooo:rsid="001f450d" officeooo:paragraph-rsid="001f450d" style:font-size-asian="13pt" style:font-size-complex="13pt"/>
    </style:style>
    <style:style style:name="P3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fo:font-size="13pt" officeooo:rsid="001f7149" officeooo:paragraph-rsid="001f7149" style:font-size-asian="13pt" style:font-size-complex="13pt"/>
    </style:style>
    <style:style style:name="P4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fo:font-size="13pt" style:text-underline-style="solid" style:text-underline-width="auto" style:text-underline-color="font-color" officeooo:rsid="001f450d" officeooo:paragraph-rsid="001f450d" style:font-size-asian="13pt" style:font-size-complex="13pt"/>
    </style:style>
    <style:style style:name="P5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fo:font-size="13pt" style:text-underline-style="solid" style:text-underline-width="auto" style:text-underline-color="font-color" officeooo:rsid="001f7149" officeooo:paragraph-rsid="001f7149" style:font-size-asian="13pt" style:font-size-complex="13pt"/>
    </style:style>
    <style:style style:name="P6" style:family="paragraph" style:parent-style-name="Standard" style:master-page-name="">
      <style:paragraph-properties fo:margin-left="0.499cm" fo:margin-right="0cm" fo:text-align="start" style:justify-single-word="false" fo:text-indent="0cm" style:auto-text-indent="false" style:page-number="auto"/>
      <style:text-properties fo:font-size="13pt" officeooo:rsid="001f450d" officeooo:paragraph-rsid="001f450d" style:font-size-asian="13pt" style:font-size-complex="13pt"/>
    </style:style>
    <style:style style:name="P7" style:family="paragraph" style:parent-style-name="Standard" style:master-page-name="">
      <style:paragraph-properties fo:margin-left="0.499cm" fo:margin-right="0cm" fo:text-align="start" style:justify-single-word="false" fo:text-indent="0cm" style:auto-text-indent="false" style:page-number="auto"/>
      <style:text-properties fo:font-size="13pt" style:text-underline-style="solid" style:text-underline-width="auto" style:text-underline-color="font-color" officeooo:rsid="001f450d" officeooo:paragraph-rsid="001f450d" style:font-size-asian="13pt" style:font-size-complex="13pt"/>
    </style:style>
    <style:style style:name="P8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officeooo:rsid="001f450d" officeooo:paragraph-rsid="001f450d"/>
    </style:style>
    <style:style style:name="P9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officeooo:rsid="00233842" officeooo:paragraph-rsid="00256f87"/>
    </style:style>
    <style:style style:name="P10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officeooo:rsid="001f450d" officeooo:paragraph-rsid="001f450d" style:font-size-asian="13pt" style:font-size-complex="13pt"/>
    </style:style>
    <style:style style:name="P11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officeooo:rsid="0022d512" officeooo:paragraph-rsid="0022d512" style:font-size-asian="13pt" style:font-size-complex="13pt"/>
    </style:style>
    <style:style style:name="P12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officeooo:rsid="0022d512" officeooo:paragraph-rsid="00233842" style:font-size-asian="13pt" style:font-size-complex="13pt"/>
    </style:style>
    <style:style style:name="P13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officeooo:rsid="00233842" officeooo:paragraph-rsid="00233842" style:font-size-asian="13pt" style:font-size-complex="13pt"/>
    </style:style>
    <style:style style:name="P14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officeooo:rsid="001f7149" officeooo:paragraph-rsid="001f7149" style:font-size-asian="13pt" style:font-size-complex="13pt"/>
    </style:style>
    <style:style style:name="P15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officeooo:rsid="0028a0a1" officeooo:paragraph-rsid="0028a0a1" style:font-size-asian="13pt" style:font-size-complex="13pt"/>
    </style:style>
    <style:style style:name="P16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officeooo:rsid="002a4132" officeooo:paragraph-rsid="002a4132" style:font-size-asian="13pt" style:font-size-complex="13pt"/>
    </style:style>
    <style:style style:name="P17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officeooo:rsid="002c11a0" officeooo:paragraph-rsid="002c11a0" style:font-size-asian="13pt" style:font-size-complex="13pt"/>
    </style:style>
    <style:style style:name="P18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fo:font-weight="bold" officeooo:rsid="0022d512" officeooo:paragraph-rsid="0022d512" style:font-size-asian="13pt" style:font-weight-asian="bold" style:font-size-complex="13pt" style:font-weight-complex="bold"/>
    </style:style>
    <style:style style:name="P19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fo:font-weight="bold" officeooo:rsid="00233842" officeooo:paragraph-rsid="00233842" style:font-size-asian="13pt" style:font-weight-asian="bold" style:font-size-complex="13pt" style:font-weight-complex="bold"/>
    </style:style>
    <style:style style:name="P20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fo:font-weight="bold" officeooo:rsid="0028a0a1" officeooo:paragraph-rsid="0028a0a1" style:font-size-asian="13pt" style:font-weight-asian="bold" style:font-size-complex="13pt" style:font-weight-complex="bold"/>
    </style:style>
    <style:style style:name="P21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fo:font-weight="bold" officeooo:rsid="002c8d41" officeooo:paragraph-rsid="002c8d41" style:font-size-asian="13pt" style:font-weight-asian="bold" style:font-size-complex="13pt" style:font-weight-complex="bold"/>
    </style:style>
    <style:style style:name="P22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fo:font-weight="bold" officeooo:rsid="00276efa" officeooo:paragraph-rsid="00276efa" style:font-size-asian="11.3500003814697pt" style:font-weight-asian="bold" style:font-size-complex="13pt" style:font-weight-complex="bold"/>
    </style:style>
    <style:style style:name="P23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fo:font-weight="normal" officeooo:rsid="0028a0a1" officeooo:paragraph-rsid="0028a0a1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officeooo:rsid="00276efa" officeooo:paragraph-rsid="00276efa" style:font-size-asian="11.3500003814697pt" style:font-size-complex="13pt"/>
    </style:style>
    <style:style style:name="P25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officeooo:rsid="00276efa" officeooo:paragraph-rsid="00276efa"/>
    </style:style>
    <style:style style:name="P26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style:font-name="Liberation Mono" fo:font-size="10pt" officeooo:rsid="00256f87" officeooo:paragraph-rsid="00256f87" style:font-size-asian="10pt" style:font-size-complex="10pt"/>
    </style:style>
    <style:style style:name="P27" style:family="paragraph" style:parent-style-name="Standard" style:master-page-name="">
      <style:paragraph-properties fo:margin-left="0.764cm" fo:margin-right="0cm" fo:text-align="start" style:justify-single-word="false" fo:text-indent="0cm" style:auto-text-indent="false" style:page-number="auto"/>
      <style:text-properties fo:font-size="13pt" officeooo:rsid="001f450d" officeooo:paragraph-rsid="001f450d" style:font-size-asian="13pt" style:font-size-complex="13pt"/>
    </style:style>
    <style:style style:name="P28" style:family="paragraph" style:parent-style-name="Standard" style:master-page-name="">
      <style:paragraph-properties fo:margin-left="0.764cm" fo:margin-right="0cm" fo:text-align="start" style:justify-single-word="false" fo:text-indent="0cm" style:auto-text-indent="false" style:page-number="auto"/>
      <style:text-properties fo:font-size="13pt" officeooo:rsid="001f7149" officeooo:paragraph-rsid="001f7149" style:font-size-asian="13pt" style:font-size-complex="13pt"/>
    </style:style>
    <style:style style:name="P29" style:family="paragraph" style:parent-style-name="Standard">
      <style:paragraph-properties fo:text-align="center" style:justify-single-word="false"/>
      <style:text-properties fo:font-size="13pt" officeooo:rsid="001f450d" officeooo:paragraph-rsid="001f450d" style:font-size-asian="13pt" style:font-size-complex="13pt"/>
    </style:style>
    <style:style style:name="P30" style:family="paragraph" style:parent-style-name="Standard">
      <style:paragraph-properties fo:text-align="start" style:justify-single-word="false"/>
      <style:text-properties fo:font-size="13pt" officeooo:rsid="001f450d" officeooo:paragraph-rsid="001f450d" style:font-size-asian="13pt" style:font-size-complex="13pt"/>
    </style:style>
    <style:style style:name="P31" style:family="paragraph" style:parent-style-name="Standard">
      <style:paragraph-properties fo:text-align="start" style:justify-single-word="false"/>
      <style:text-properties fo:font-size="13pt" fo:font-weight="bold" officeooo:rsid="001f450d" officeooo:paragraph-rsid="001f450d" style:font-size-asian="13pt" style:font-weight-asian="bold" style:font-size-complex="13pt" style:font-weight-complex="bold"/>
    </style:style>
    <style:style style:name="P32" style:family="paragraph" style:parent-style-name="Standard" style:master-page-name="">
      <style:paragraph-properties fo:margin-left="0.794cm" fo:margin-right="0cm" fo:text-align="start" style:justify-single-word="false" fo:text-indent="0cm" style:auto-text-indent="false" style:page-number="auto"/>
      <style:text-properties fo:font-size="13pt" officeooo:rsid="001f450d" officeooo:paragraph-rsid="001f450d" style:font-size-asian="13pt" style:font-size-complex="13pt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3pt" officeooo:rsid="001f450d" officeooo:paragraph-rsid="001f450d" style:font-size-asian="13pt" style:font-size-complex="13pt"/>
    </style:style>
    <style:style style:name="P34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officeooo:rsid="002cee57" officeooo:paragraph-rsid="002cee57" style:font-size-asian="13pt" style:font-size-complex="13pt"/>
    </style:style>
    <style:style style:name="P35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officeooo:rsid="001f7149" officeooo:paragraph-rsid="001f7149" style:font-size-asian="13pt" style:font-size-complex="13pt"/>
    </style:style>
    <style:style style:name="P36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fo:font-weight="bold" officeooo:rsid="002cee57" officeooo:paragraph-rsid="002cee57" style:font-size-asian="13pt" style:font-weight-asian="bold" style:font-size-complex="13pt" style:font-weight-complex="bold"/>
    </style:style>
    <style:style style:name="P37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style:text-underline-style="solid" style:text-underline-width="auto" style:text-underline-color="font-color" officeooo:rsid="002cee57" officeooo:paragraph-rsid="002cee57" style:font-size-asian="13pt" style:font-size-complex="13pt"/>
    </style:style>
    <style:style style:name="P38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style:text-underline-style="solid" style:text-underline-width="auto" style:text-underline-color="font-color" fo:font-weight="normal" officeooo:rsid="002f26bb" officeooo:paragraph-rsid="002f26bb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style:text-underline-style="none" officeooo:rsid="002cee57" officeooo:paragraph-rsid="002cee57" style:font-size-asian="13pt" style:font-size-complex="13pt"/>
    </style:style>
    <style:style style:name="P40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style:text-underline-style="none" officeooo:rsid="002cee57" officeooo:paragraph-rsid="002f26bb" style:font-size-asian="13pt" style:font-size-complex="13pt"/>
    </style:style>
    <style:style style:name="T1" style:family="text">
      <style:text-properties officeooo:rsid="00233842"/>
    </style:style>
    <style:style style:name="T2" style:family="text">
      <style:text-properties officeooo:rsid="00256f87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256f87" style:font-size-asian="13pt" style:font-size-complex="13pt"/>
    </style:style>
    <style:style style:name="T5" style:family="text">
      <style:text-properties fo:font-size="13pt" style:font-size-asian="11.3500003814697pt" style:font-size-complex="13pt"/>
    </style:style>
    <style:style style:name="T6" style:family="text">
      <style:text-properties style:font-name="Liberation Mono" fo:font-size="10pt" officeooo:rsid="00256f87" style:font-size-asian="10pt" style:font-size-complex="1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2c11a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e6a1a" style:font-weight-asian="bold" style:font-weight-complex="bold"/>
    </style:style>
    <style:style style:name="T11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7cm" fo:text-indent="-0.635cm" fo:margin-left="1.8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2cm" fo:text-indent="-0.635cm" fo:margin-left="2.5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7cm" fo:text-indent="-0.635cm" fo:margin-left="3.1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2cm" fo:text-indent="-0.635cm" fo:margin-left="3.7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7cm" fo:text-indent="-0.635cm" fo:margin-left="4.4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2cm" fo:text-indent="-0.635cm" fo:margin-left="5.0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7cm" fo:text-indent="-0.635cm" fo:margin-left="5.6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2cm" fo:text-indent="-0.635cm" fo:margin-left="6.3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7cm" fo:text-indent="-0.635cm" fo:margin-left="6.9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2cm" fo:text-indent="-0.635cm" fo:margin-left="7.60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DM d'aro</text:p>
      <text:p text:style-name="P29"/>
      <text:p text:style-name="P31">Question 1</text:p>
      <text:p text:style-name="P30"/>
      <text:p text:style-name="P6">Des contraintes différentes s'appliquent aux huiles en fonction de leur type, végétal ou animal, il est donc intéressant de les déclarer dans un ensemble différent.<text:line-break/>Seulement des contraintes s'appliquent aussi aux deux ensembles, c'est là que l'union est intéressante. </text:p>
      <text:p text:style-name="P2">On a procédé de la manière suivante :</text:p>
      <text:list xml:id="list4436106820485057024" text:style-name="L1">
        <text:list-item>
          <text:p text:style-name="P33">on a créé un set végétal</text:p>
        </text:list-item>
        <text:list-item>
          <text:p text:style-name="P33">on a créé un set animal</text:p>
        </text:list-item>
        <text:list-item>
          <text:p text:style-name="P33">on a créé un set huile qui est en fait l'union des deux précédents sets</text:p>
        </text:list-item>
      </text:list>
      <text:p text:style-name="P2">L'intérêt c'est de pouvoir généraliser certaines contraintes entre les deux types d'huiles.</text:p>
      <text:p text:style-name="P2"/>
      <text:p text:style-name="P31">Question 2</text:p>
      <text:p text:style-name="P32"/>
      <text:p text:style-name="P7">Version 1 (pas de stock ni de dureté)</text:p>
      <text:p text:style-name="P2"/>
      <text:p text:style-name="P27">On considère que l'huile achetée est directement raffinée puis vendue.</text:p>
      <text:p text:style-name="P10"/>
      <text:p text:style-name="P10">Au début la stratégie est simple on achète l'huile la moins chère en quantité maximale pour la revendre immédiatement.</text:p>
      <text:p text:style-name="P10"/>
      <text:p text:style-name="P18">Les paramètres :</text:p>
      <text:p text:style-name="P12"><text:s text:c="3"/><text:tab/>la limite de raffinage/achat d'huiles végétales lim_veg </text:p>
      <text:p text:style-name="P13"><text:tab/><text:tab/>(tonne d'huile/mois)</text:p>
      <text:p text:style-name="P12"><text:s text:c="3"/><text:tab/>la limite de raffinage/achat d'huiles animales lim_ani </text:p>
      <text:p text:style-name="P13"><text:tab/><text:tab/>(tonne d'huile/mois)</text:p>
      <text:p text:style-name="P12"><text:s text:c="3"/><text:tab/>le prix de vente d'une huile raffinée prix_vente </text:p>
      <text:p text:style-name="P13"><text:tab/><text:tab/>(euros)</text:p>
      <text:p text:style-name="P11"><text:s text:c="3"/><text:tab/>le prix d'achat d'une huile qui varie en fonction du type d'huile et du mois prix_achat <text:tab/><text:tab/><text:span text:style-name="T1">(euros(huile*mois))</text:span></text:p>
      <text:p text:style-name="P19">Les contraintes :</text:p>
      <text:p text:style-name="P13"><text:tab/>achat/raffinage d'huiles végétales par mois ≤ lim_veg</text:p>
      <text:p text:style-name="P13"><text:tab/>achat/raffinage d'huiles animales par mois ≤ lim_ani </text:p>
      <text:p text:style-name="P19">Objectif :</text:p>
      <text:p text:style-name="P13"><text:tab/><text:span text:style-name="T2">C est de maximiser un profit donc d'acheter les huiles les moins chères chaque mois pour les revendre chaque mois.</text:span></text:p>
      <text:p text:style-name="P9"><text:span text:style-name="T3"><text:tab/></text:span><text:span text:style-name="T4">Donc on a une variable calculée profit_mois</text:span><text:span text:style-name="T2"><text:line-break/></text:span><text:span text:style-name="T6">profit_mois[m] = </text:span></text:p>
      <text:p text:style-name="P26"><text:tab/>sum {h in HUILE} (achat_mois[m,h] * prix_vente </text:p>
      <text:p text:style-name="P26"><text:tab/><text:tab/><text:tab/><text:tab/><text:tab/><text:tab/>– achat_mois[m,h] * prix_achat[m,h]) ;</text:p>
      <text:p text:style-name="P26"/>
      <text:p text:style-name="P25"><text:tab/><text:span text:style-name="T5">Et donc notre objectif c'est de maximiser la somme de tous les profits du mois.</text:span></text:p>
      <text:p text:style-name="P22">Variable :</text:p>
      <text:p text:style-name="P24"><text:tab/>Ce qu'on ne connaît pas c'est la quantité d'huiles achetés chaque mois, qu'on a nommé dans notre modélisation achat_mois qui dépend de l'huile et du mois.</text:p>
      <text:p text:style-name="P8"/>
      <text:p text:style-name="P8"/>
      <text:p text:style-name="P1"><text:soft-page-break/></text:p>
      <text:p text:style-name="P2"/>
      <text:p text:style-name="P4">Version 2 (avec dureté sans stock)</text:p>
      <text:p text:style-name="P2"/>
      <text:p text:style-name="P27">On considère que l'huile achetée est directement raffinée puis vendue.</text:p>
      <text:p text:style-name="P15">On considère aussi que la contrainte sur la dureté se fait chaque mois.</text:p>
      <text:p text:style-name="P10"/>
      <text:p text:style-name="P14">C'est la même stratégie à laquelle on ajoute la contrainte sur la dureté, c'est à dire que lorsqu'on achète l'huile on s'assure que la moyenne totale des duretés pour chaque mois est comprise entre 3 et 6.</text:p>
      <text:p text:style-name="P14"/>
      <text:p text:style-name="P20">Les paramètres ajoutés :</text:p>
      <text:p text:style-name="P20"><text:tab/><text:span text:style-name="T7">La dureté en fonction de l'huile : duretes </text:span></text:p>
      <text:p text:style-name="P20"><text:tab/><text:span text:style-name="T7">La dureté minimale a obtenir après le mélange d'huiles : durete_min</text:span></text:p>
      <text:p text:style-name="P23"><text:tab/>La dureté maximale à obtenir après le mélange d'huiles : durete_max</text:p>
      <text:p text:style-name="P20">Les contraintes ajoutées :</text:p>
      <text:p text:style-name="P23"><text:tab/>On a donc une variable calculée pour nous simplifier les calculs, la variable durete_mois qui est en fait la moyenne des duretés des huiles achetées dans un mois. Et la variable achat_total qui est la quantité totale d'huiles de type confondus achetées dans le mois.</text:p>
      <text:p text:style-name="P23"><text:tab/>Et donc chaque mois : </text:p>
      <text:p text:style-name="P23"><text:tab/>dureté_mois ≤ durete_max*achat_total</text:p>
      <text:p text:style-name="P23"><text:tab/>dureté_mois ≥ durete_min*achat_total </text:p>
      <text:p text:style-name="P20"/>
      <text:p text:style-name="P23">L'objectif et les variables ne changent pas. </text:p>
      <text:p text:style-name="P1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Version 3 (avec stock et dureté)</text:p>
      <text:p text:style-name="P3"/>
      <text:p text:style-name="P28">Maintenant on considère que l'huile achetée est soit stockée pour un usage futur, soit raffinée et revendue.</text:p>
      <text:p text:style-name="P14">On peut également ne pas acheter d'huiles et se servir de celles stockées.</text:p>
      <text:p text:style-name="P14">Il faut aussi prendre en compte le coût du stockage (5€/tonne/mois) afin de savoir quand stocker et vendre telles huiles et donc d'optimiser le profit.</text:p>
      <text:p text:style-name="P14"/>
      <text:p text:style-name="P16">On a donc rajouté les contraintes nécessaire<text:span text:style-name="T8">s</text:span> à la modélisation d'un stock. <text:span text:style-name="T8">Afin que le stock possède 500 tonnes d'huiles de chaque type en début et fin de saison.</text:span></text:p>
      <text:p text:style-name="P17">Aussi une contrainte sur la quantité max d'un stock :</text:p>
      <text:p text:style-name="P17">stock_mois ≤ stock_max </text:p>
      <text:p text:style-name="P17"/>
      <text:p text:style-name="P17"/>
      <text:p text:style-name="P17"/>
      <text:p text:style-name="P17"/>
      <text:p text:style-name="P21">Question 3</text:p>
      <text:p text:style-name="P21"/>
      <text:p text:style-name="P21"/>
      <text:p text:style-name="P34">On peut imaginer rajouter un paramètre augmentation et avoir une variable calculée prix_mois qui en fonction du mois et du type d'huile donne un prix différent. Dans le tableau on suppose que x est l'augmentation. </text:p>
      <text:p text:style-name="P34"/>
      <text:p text:style-name="P36">ANNEXE</text:p>
      <text:p text:style-name="P14"/>
      <text:p text:style-name="P37">Version 1</text:p>
      <text:p text:style-name="P37"/>
      <text:p text:style-name="P39">set VEG ; <text:span text:style-name="T9">#L'ensemble des huiles végétales</text:span></text:p>
      <text:p text:style-name="P39">set ANI ; <text:span text:style-name="T9">#L'ensemble des huiles animales</text:span></text:p>
      <text:p text:style-name="P39">set HUILE := VEG union ANI ; <text:span text:style-name="T9">#L'union des deux premiers ensembles</text:span></text:p>
      <text:p text:style-name="P39">set MOIS ; <text:span text:style-name="T9">#L'ensemble des mois</text:span></text:p>
      <text:p text:style-name="P39">param lim_veg &gt;= 0 ; <text:span text:style-name="T9">#La limitation de raffinage par mois pour les huiles végétales</text:span></text:p>
      <text:p text:style-name="P39">param lim_ani &gt;= 0 ; <text:span text:style-name="T9">#La limitation de raffinage par mois pour les huiles animales</text:span></text:p>
      <text:p text:style-name="P39">param prix_vente &gt;= 0 ; <text:span text:style-name="T9">#Le prix de vente qui est le même pour toutes les huiles </text:span></text:p>
      <text:p text:style-name="P39">param prix_achat {MOIS,HUILE} &gt;= 0 ; <text:span text:style-name="T9">#L'ensemble des prix en fonction des mois et des huiles</text:span></text:p>
      <text:p text:style-name="P39"></text:p>
      <text:p text:style-name="P39"></text:p>
      <text:p text:style-name="P39">#calc</text:p>
      <text:p text:style-name="P39">var profit_mois {MOIS} &gt;=0 ; <text:span text:style-name="T9">#Variable calculée pour le profit d'un mois</text:span></text:p>
      <text:p text:style-name="P39">var achat_mois {MOIS,HUILE} &gt;= 0 ; #<text:span text:style-name="T9">La variable inconnu, ce qu'on cherche a determiner : quel est la quantité de chaque huile qu'on va acheter chaque mois.</text:span></text:p>
      <text:p text:style-name="P39"></text:p>
      <text:p text:style-name="P39"></text:p>
      <text:p text:style-name="P39">maximize profit :</text:p>
      <text:p text:style-name="P39">sum {m in MOIS} profit_mois [m]; #<text:span text:style-name="T9">L'objectif : gagner le plus de sous en une année.</text:span></text:p>
      <text:p text:style-name="P39"></text:p>
      <text:p text:style-name="P39"/>
      <text:p text:style-name="P39"><text:soft-page-break/>subject to achat_lim_veg_mois {m in MOIS}: #<text:span text:style-name="T9">La contrainte, on ne peut pas acheter</text:span></text:p>
      <text:p text:style-name="P39">sum {v in VEG} achat_mois[m,v] &lt;= lim_veg ; <text:span text:style-name="T9">plus de lim_veg huiles végétales par<text:tab/><text:tab/><text:tab/><text:tab/><text:tab/><text:tab/><text:tab/><text:tab/> mois</text:span></text:p>
      <text:p text:style-name="P39">subject to achat_lim_ani_mois {m in MOIS}:#<text:span text:style-name="T9">Pareil pour l'huile animales</text:span></text:p>
      <text:p text:style-name="P39">sum {a in ANI} achat_mois[m,a] &lt;= lim_ani ;</text:p>
      <text:p text:style-name="P39"></text:p>
      <text:p text:style-name="P39">#calc</text:p>
      <text:p text:style-name="P39">subject to calc_profit_mois {m in MOIS}:</text:p>
      <text:p text:style-name="P39">profit_mois[m] = sum {h in HUILE} (achat_mois[m,h] * prix_vente - achat_mois[m,h]*prix_achat[m,h]) ;</text:p>
      <text:p text:style-name="P40">#<text:span text:style-name="T9">enfin juste le calcul du profit du mois, </text:span><text:span text:style-name="T10">qui sera utile pour l'objectif.</text:span></text:p>
      <text:p text:style-name="P40"/>
      <text:p text:style-name="P38">Version 2</text:p>
      <text:p text:style-name="P38"/>
      <text:p text:style-name="P38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n0w </meta:initial-creator>
    <meta:creation-date>2014-11-11T16:46:56.761420175</meta:creation-date>
    <dc:date>2014-11-12T21:44:58.072429826</dc:date>
    <dc:creator>Matthieu </dc:creator>
    <meta:editing-duration>PT1H10M52S</meta:editing-duration>
    <meta:editing-cycles>16</meta:editing-cycles>
    <meta:generator>LibreOffice/4.2.7.2$Linux_X86_64 LibreOffice_project/420m0$Build-2</meta:generator>
    <meta:document-statistic meta:table-count="0" meta:image-count="0" meta:object-count="0" meta:page-count="4" meta:paragraph-count="84" meta:word-count="825" meta:character-count="5028" meta:non-whitespace-character-count="4191"/>
  </office:meta>
</office:document-meta>
</file>